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51b" officeooo:paragraph-rsid="0011551b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asian="Times New Roman" style:font-size-asian="12pt" style:font-style-asian="normal" style:font-weight-asian="normal"/>
    </style:style>
    <style:style style:name="T1" style:family="text">
      <style:text-properties style:font-name="Times New Roman" fo:font-size="12pt" fo:font-style="normal" fo:font-weight="normal"/>
    </style:style>
    <style:style style:name="T2" style:family="text">
      <style:text-properties style:font-name="Times New Roman" fo:font-size="12pt" fo:font-style="normal" fo:font-weight="normal" officeooo:rsid="0011551b"/>
    </style:style>
    <style:style style:name="T3" style:family="text">
      <style:text-properties style:font-name-asian="Times New Roman" style:font-size-asian="12pt" style:font-style-asian="normal" style:font-weight-asian="normal"/>
    </style:style>
    <style:style style:name="T4" style:family="text">
      <style:text-properties officeooo:rsid="001155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39bd4ceb-4305-c849-0509-8c34859f239b"/></text:p>
      <text:p text:style-name="P3"><text:span text:style-name="T3">學號：</text:span><text:span text:style-name="T1">B</text:span><text:span text:style-name="T2">04902084</text:span><text:span text:style-name="T1">  </text:span><text:span text:style-name="T3">系級： 資工二  姓名：王建元</text:span></text:p>
      <text:p text:style-name="Text_20_body"/>
      <text:p text:style-name="P2"><text:span text:style-name="T1">1.</text:span><text:span text:style-name="T3">請說明你實作的</text:span><text:span text:style-name="T1">generative model</text:span><text:span text:style-name="T3">，其訓練方式和準確率為何？</text:span></text:p>
      <text:p text:style-name="P4">答：沒有訓練，就只是帶公式。準確率<text:span text:style-name="T4">0.79左右。</text:span></text:p>
      <text:p text:style-name="Text_20_body"/>
      <text:p text:style-name="P2"><text:span text:style-name="T1">2.</text:span><text:span text:style-name="T3">請說明你實作的</text:span><text:span text:style-name="T1">discriminative model</text:span><text:span text:style-name="T3">，其訓練方式和準確率為何？</text:span></text:p>
      <text:p text:style-name="P4">答：將原先<text:span text:style-name="T4">data的0.5, 1, 2, 3次方後標準化，用adam optimizer做logistic regression。準確率0.859左右。</text:span></text:p>
      <text:p text:style-name="Text_20_body"/>
      <text:p text:style-name="P2"><text:span text:style-name="T1">3.</text:span><text:span text:style-name="T3">請實作輸入特徵標準化</text:span><text:span text:style-name="T1">(feature normalization)</text:span><text:span text:style-name="T3">，並討論其對於你的模型準確率的影響。</text:span></text:p>
      <text:p text:style-name="P4">答：若沒有標準化因為<text:span text:style-name="T4">data有取n次方的關係會overflow，因此在我的模型會train不出來。</text:span></text:p>
      <text:p text:style-name="Text_20_body"/>
      <text:p text:style-name="P2"><text:span text:style-name="T1">4. </text:span><text:span text:style-name="T3">請實作</text:span><text:span text:style-name="T1">logistic regression</text:span><text:span text:style-name="T3">的正規化</text:span><text:span text:style-name="T1">(regularization)</text:span><text:span text:style-name="T3">，並討論其對於你的模型準確率的影響。</text:span></text:p>
      <text:p text:style-name="P4">答：沒有太大的影響。</text:p>
      <text:p text:style-name="Text_20_body"/>
      <text:p text:style-name="P2"><text:span text:style-name="T1">5.</text:span><text:span text:style-name="T3">請討論你認為哪個</text:span><text:span text:style-name="T1">attribute</text:span><text:span text:style-name="T3">對結果影響最大？</text:span></text:p>
      <text:p text:style-name="P1">將各個feature拿掉去train，captial gain的影響最大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9:28:26.317844985</meta:creation-date>
    <dc:date>2017-04-06T19:40:27.786234410</dc:date>
    <meta:editing-duration>PT1M31S</meta:editing-duration>
    <meta:editing-cycles>1</meta:editing-cycles>
    <meta:document-statistic meta:table-count="0" meta:image-count="0" meta:object-count="0" meta:page-count="1" meta:paragraph-count="11" meta:word-count="255" meta:character-count="448" meta:non-whitespace-character-count="432"/>
    <meta:generator>LibreOffice/5.1.6.2$Linux_X86_64 LibreOffice_project/10m0$Build-2</meta:generator>
  </office:meta>
</office:document-meta>
</file>